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0.519cm"/>
    </style:style>
    <style:style style:name="co4" style:family="table-column">
      <style:table-column-properties fo:break-before="auto" style:column-width="6.458cm"/>
    </style:style>
    <style:style style:name="co5" style:family="table-column">
      <style:table-column-properties fo:break-before="auto" style:column-width="7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6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horario1</text:p>
          </table:table-cell>
          <table:table-cell office:value-type="string">
            <text:p>horario2</text:p>
          </table:table-cell>
          <table:table-cell office:value-type="string">
            <text:p>horario3</text:p>
          </table:table-cell>
          <table:table-cell office:value-type="string">
            <text:p>horario4</text:p>
          </table:table-cell>
          <table:table-cell office:value-type="string">
            <text:p>#</text:p>
          </table:table-cell>
          <table:table-cell office:value-type="string">
            <text:p>Estaciones----&gt;</text:p>
          </table:table-cell>
          <table:table-cell table:number-columns-repeated="44"/>
        </table:table-row>
        <table:table-row table:style-name="ro1">
          <table:table-cell office:value-type="string">
            <text:p>F1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CDS - Cr 32</text:p>
          </table:table-cell>
          <table:table-cell office:value-type="string">
            <text:p>Zona Industrial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Américas - Cr 53a</text:p>
          </table:table-cell>
          <table:table-cell office:value-type="string">
            <text:p>Pradera</text:p>
          </table:table-cell>
          <table:table-cell office:value-type="string">
            <text:p>Marsella</text:p>
          </table:table-cell>
          <table:table-cell office:value-type="string">
            <text:p>Mundo Aventura</text:p>
          </table:table-cell>
          <table:table-cell office:value-type="string">
            <text:p>Mandalay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</table:table-row>
        <table:table-row table:style-name="ro1">
          <table:table-cell office:value-type="string">
            <text:p>B1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undo Aventura</text:p>
          </table:table-cell>
          <table:table-cell office:value-type="string">
            <text:p>Marsella</text:p>
          </table:table-cell>
          <table:table-cell office:value-type="string">
            <text:p>Pradera</text:p>
          </table:table-cell>
          <table:table-cell office:value-type="string">
            <text:p>Américas - Cr 53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Zona Industrial</text:p>
          </table:table-cell>
          <table:table-cell office:value-type="string">
            <text:p>CDS - Cr 32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</table:table-row>
        <table:table-row table:style-name="ro1">
          <table:table-cell office:value-type="string">
            <text:p>C2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"/>
        </table:table-row>
        <table:table-row table:style-name="ro1">
          <table:table-cell office:value-type="string">
            <text:p>G2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9"/>
        </table:table-row>
        <table:table-row table:style-name="ro1">
          <table:table-cell office:value-type="string">
            <text:p>C16</text:p>
          </table:table-cell>
          <table:table-cell table:number-columns-repeated="2"/>
          <table:table-cell office:value-type="string">
            <text:p>1,2,3,4,5,6 : 5:00 am - 9:00 am 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2"/>
        </table:table-row>
        <table:table-row table:style-name="ro1">
          <table:table-cell office:value-type="string">
            <text:p>G16</text:p>
          </table:table-cell>
          <table:table-cell table:number-columns-repeated="2"/>
          <table:table-cell office:value-type="string">
            <text:p>1,2,3,4,5,6 : 5:00 am - 9:00 am 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2"/>
        </table:table-row>
        <table:table-row table:style-name="ro1">
          <table:table-cell office:value-type="string">
            <text:p>B54</text:p>
          </table:table-cell>
          <table:table-cell table:number-columns-repeated="2"/>
          <table:table-cell office:value-type="string">
            <text:p>1,2,3,4,5 : 5:30 am - 8:00 am</text:p>
          </table:table-cell>
          <table:table-cell/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table:number-columns-repeated="34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 </text:p>
          </table:table-cell>
          <table:table-cell office:value-type="string">
            <text:p>6 : de 6:00 am - 9:3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6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 </text:p>
          </table:table-cell>
          <table:table-cell office:value-type="string">
            <text:p>6 : de 6:3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6"/>
        </table:table-row>
        <table:table-row table:style-name="ro1">
          <table:table-cell office:value-type="string">
            <text:p>G61</text:p>
          </table:table-cell>
          <table:table-cell table:number-columns-repeated="2"/>
          <table:table-cell office:value-type="string">
            <text:p>1,2,3,4,5 : de 5:00 pm - 8:00 pm</text:p>
          </table:table-cell>
          <table:table-cell/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3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7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Osmosys </meta:initial-creator>
    <meta:creation-date>2011-02-23T15:12:17</meta:creation-date>
    <dc:date>2011-02-23T17:07:04</dc:date>
    <dc:creator>ITOsmosys </dc:creator>
    <meta:editing-duration>PT01H44M24S</meta:editing-duration>
    <meta:editing-cycles>3</meta:editing-cycles>
    <meta:generator>OpenOffice.org/3.2$Linux OpenOffice.org_project/320m19$Build-9505</meta:generator>
    <meta:document-statistic meta:table-count="3" meta:cell-count="314" meta:object-count="0"/>
  </office:meta>
</office:document-meta>
</file>